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ize-complex="9pt"/>
    </style:style>
    <style:style style:name="P2" style:family="paragraph" style:parent-style-name="Standard"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tyle-asian="normal" style:font-size-complex="9pt" style:font-style-complex="normal"/>
    </style:style>
    <style:style style:name="P3" style:family="paragraph" style:parent-style-name="Standard">
      <style:text-properties style:use-window-font-color="true" style:font-name="Consolas" fo:font-size="9pt" style:font-size-asian="9pt" style:font-size-complex="9pt"/>
    </style:style>
    <style:style style:name="P4" style:family="paragraph" style:parent-style-name="Standard">
      <style:text-properties style:use-window-font-color="true" style:font-name="Consolas" fo:font-size="9pt" officeooo:rsid="0017f3d9" officeooo:paragraph-rsid="0017f3d9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onsolas" fo:font-size="9pt" style:font-size-asian="9pt" style:font-size-complex="9pt"/>
    </style:style>
    <style:style style:name="P6" style:family="paragraph" style:parent-style-name="Standard">
      <style:text-properties style:use-window-font-color="true" style:font-name="Consolas" fo:font-size="9pt" officeooo:paragraph-rsid="0025579b" style:font-size-asian="9pt" style:font-size-complex="9pt"/>
    </style:style>
    <style:style style:name="P7" style:family="paragraph" style:parent-style-name="Standard">
      <style:text-properties fo:color="#ff0000" style:font-name="Consolas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align="start" style:justify-single-word="false" fo:text-indent="-0.5in" style:auto-text-indent="false" style:page-number="auto"/>
      <style:text-properties style:use-window-font-color="true" style:font-name="Consolas" fo:font-size="9pt" officeooo:paragraph-rsid="0014fcc8" style:font-size-asian="9pt" style:font-size-complex="9pt"/>
    </style:style>
    <style:style style:name="P9" style:family="paragraph" style:parent-style-name="Preformatted_20_Text"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text-properties style:use-window-font-color="true" style:font-name="Consolas" fo:font-size="9pt" style:font-size-asian="9pt" style:font-size-complex="9pt"/>
    </style:style>
    <style:style style:name="P12" style:family="paragraph" style:parent-style-name="Preformatted_20_Text" style:master-page-name="">
      <style:paragraph-properties fo:margin-left="0in" fo:margin-right="0in" fo:margin-top="0.0402in" fo:margin-bottom="0.0402in" loext:contextual-spacing="false" fo:text-indent="-0.3118in" style:auto-text-indent="false" style:page-number="auto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margin-left="0in" fo:margin-right="0in" fo:margin-top="0.0402in" fo:margin-bottom="0.0402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4" style:family="paragraph" style:parent-style-name="Preformatted_20_Text">
      <style:paragraph-properties fo:margin-left="0in" fo:margin-right="0in" fo:margin-top="0.0201in" fo:margin-bottom="0.0201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officeooo:paragraph-rsid="0014fcc8" style:font-size-asian="9pt" style:font-size-complex="9pt"/>
    </style:style>
    <style:style style:name="P15" style:family="paragraph" style:parent-style-name="Standard">
      <style:paragraph-properties fo:margin-top="0.0402in" fo:margin-bottom="0.0402in" loext:contextual-spacing="false"/>
      <style:text-properties style:use-window-font-color="true" style:font-name="Consolas" fo:font-size="9pt" style:font-size-asian="9pt" style:font-size-complex="9pt"/>
    </style:style>
    <style:style style:name="P16" style:family="paragraph" style:parent-style-name="Standard">
      <style:paragraph-properties fo:margin-top="0.0201in" fo:margin-bottom="0.0201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7" style:family="paragraph" style:parent-style-name="Preformatted_20_Text">
      <style:paragraph-properties fo:margin-top="0.0201in" fo:margin-bottom="0.0201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8" style:family="paragraph" style:parent-style-name="Preformatted_20_Text">
      <style:paragraph-properties fo:margin-top="0.0201in" fo:margin-bottom="0.0201in" loext:contextual-spacing="false"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91168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9bfba"/>
    </style:style>
    <style:style style:name="T3" style:family="text">
      <style:text-properties officeooo:rsid="0014fcc8"/>
    </style:style>
    <style:style style:name="T4" style:family="text">
      <style:text-properties officeooo:rsid="002120ac"/>
    </style:style>
    <style:style style:name="T5" style:family="text">
      <style:text-properties officeooo:rsid="0030a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10"><text:s text:c="37"/>FA1502-0128 <text:s text:c="28"/>24/02/2015</text:p>
      <text:p text:style-name="P12"><text:s text:c="6"/>KGDVESA, S.A. de C.V.</text:p>
      <text:p text:style-name="P13"><text:s text:c="7"/>75 Av. Norte, 5a Calle Poniente No. 3970 <text:s text:c="3"/></text:p>
      <text:p text:style-name="P14"><text:s text:c="11"/>Col. Escalón <text:s text:c="13"/>0614-050614-106-9 <text:s text:c="28"/>235056-0</text:p>
      <text:p text:style-name="P14"><text:s text:c="41"/>Otras actividades de tecnología.</text:p>
      <text:p text:style-name="P14"><text:s text:c="2"/></text:p>
      <text:p text:style-name="P9"/>
      <text:p text:style-name="P11"/>
      <text:p text:style-name="P1"><text:s text:c="4"/></text:p>
      <text:p text:style-name="P8"><text:span text:style-name="T2"><text:s text:c="3"/>4 <text:s text:c="8"/></text:span><text:s/><text:span text:style-name="T2">Hora de Capacitación Magento.</text:span><text:tab/> <text:s text:c="33"/><text:span text:style-name="T3">$ 20 <text:s text:c="23"/>$ 80</text:span></text:p>
      <text:p text:style-name="P2"><text:s text:c="4"/></text:p>
      <text:p text:style-name="P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6"><text:s text:c="37"/><text:span text:style-name="T4"><text:s text:c="33"/></text:span><text:s text:c="68"/></text:p>
      <text:p text:style-name="P3"/>
      <text:p text:style-name="P3"/>
      <text:p text:style-name="P3"/>
      <text:p text:style-name="P15"/>
      <text:p text:style-name="P17"><text:s text:c="72"/><text:span text:style-name="T5">$</text:span> 80 </text:p>
      <text:p text:style-name="P18">90.4 <text:s text:c="82"/><text:span text:style-name="T5">$ </text:span>10.4</text:p>
      <text:p text:style-name="P16"><text:span text:style-name="T1"><text:s text:c="19"/></text:span><text:s text:c="69"/><text:span text:style-name="T5">$</text:span> <text:span text:style-name="T1">90.4</text:span></text:p>
      <text:p text:style-name="P16"/>
      <text:p text:style-name="P16"/>
      <text:p text:style-name="P16"/>
      <text:p text:style-name="P16"/>
      <text:p text:style-name="P19"/>
      <text:p text:style-name="P20"><text:s text:c="71"/><text:span text:style-name="T5">$</text:span> 90.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3:55:13.699000000</meta:creation-date>
    <dc:date>2015-02-19T16:06:22.417000000</dc:date>
    <meta:editing-duration>PT1H53M24S</meta:editing-duration>
    <meta:editing-cycles>28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4" meta:word-count="33" meta:character-count="1022" meta:non-whitespace-character-count="297"/>
  </office:meta>
</office:document-meta>
</file>